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unner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unner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Runner.TestRunner( Context context , TestParams testParams , EventBus controlBu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Runner.get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